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b08e3"/>
    </style:style>
    <style:style style:name="T2" style:family="text">
      <style:text-properties officeooo:rsid="000baa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直接打开该工程编译可能会出现如下错误：</text:p>
      <text:p text:style-name="Standard">error: Unknown module(s) in QT: serialport</text:p>
      <text:p text:style-name="Standard"/>
      <text:p text:style-name="Standard">解决办法：</text:p>
      <text:p text:style-name="Standard">sudo apt install libqt5serialport5-dev</text:p>
      <text:p text:style-name="Standard">接下来，重新启动<text:span text:style-name="T1">QT5,错误就会消失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5:28:49.453705977</meta:creation-date>
    <dc:date>2021-01-19T15:30:22.962336744</dc:date>
    <meta:editing-duration>PT1M35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5" meta:word-count="49" meta:character-count="122" meta:non-whitespace-character-count="114"/>
  </office:meta>
</office:document-meta>
</file>